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Pixel Combat" svg:font-family="'Pixel Combat'" style:font-pitch="variable"/>
    <style:font-face style:name="Adobe Arabic" svg:font-family="'Adobe Arabic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style:font-name="Calibri" officeooo:rsid="001795c5" officeooo:paragraph-rsid="001795c5"/>
    </style:style>
    <style:style style:name="P2" style:family="paragraph" style:parent-style-name="Title">
      <style:paragraph-properties fo:text-align="start" style:justify-single-word="false" fo:break-before="page"/>
      <style:text-properties style:font-name="Calibri" fo:font-style="italic" officeooo:rsid="001bbcd1" officeooo:paragraph-rsid="001bbcd1" style:font-style-asian="italic" style:font-style-complex="italic"/>
    </style:style>
    <style:style style:name="P3" style:family="paragraph" style:parent-style-name="Text_20_body" style:list-style-name="L13">
      <style:text-properties fo:font-style="italic" fo:font-weight="bold" officeooo:rsid="004b9331" officeooo:paragraph-rsid="004b9331" style:font-style-asian="italic" style:font-weight-asian="bold" style:font-style-complex="italic" style:font-weight-complex="bold"/>
    </style:style>
    <style:style style:name="P4" style:family="paragraph" style:parent-style-name="Text_20_body" style:list-style-name="L7">
      <style:paragraph-properties fo:text-align="justify" style:justify-single-word="false"/>
      <style:text-properties fo:font-weight="normal" officeooo:rsid="003e3961" officeooo:paragraph-rsid="003e3961" style:font-weight-asian="normal" style:font-weight-complex="normal"/>
    </style:style>
    <style:style style:name="P5" style:family="paragraph" style:parent-style-name="Text_20_body" style:list-style-name="L7">
      <style:paragraph-properties fo:text-align="justify" style:justify-single-word="false"/>
      <style:text-properties fo:font-weight="normal" officeooo:rsid="0040350b" officeooo:paragraph-rsid="0040350b" style:font-weight-asian="normal" style:font-weight-complex="normal"/>
    </style:style>
    <style:style style:name="P6" style:family="paragraph" style:parent-style-name="Text_20_body" style:list-style-name="L7">
      <style:paragraph-properties fo:text-align="justify" style:justify-single-word="false"/>
      <style:text-properties fo:font-weight="normal" officeooo:rsid="0040c816" officeooo:paragraph-rsid="00420ad3" style:font-weight-asian="normal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officeooo:paragraph-rsid="003c177c"/>
    </style:style>
    <style:style style:name="P8" style:family="paragraph" style:parent-style-name="Text_20_body">
      <style:text-properties style:font-name="Calibri" officeooo:rsid="001795c5" officeooo:paragraph-rsid="001795c5"/>
    </style:style>
    <style:style style:name="P9" style:family="paragraph" style:parent-style-name="Text_20_body">
      <style:paragraph-properties fo:text-align="justify" style:justify-single-word="false"/>
      <style:text-properties style:font-name="Calibri" officeooo:rsid="001bbcd1" officeooo:paragraph-rsid="00252ff2"/>
    </style:style>
    <style:style style:name="P10" style:family="paragraph" style:parent-style-name="Text_20_body">
      <style:text-properties style:font-name="Calibri" fo:font-weight="bold" officeooo:rsid="00450e7e" officeooo:paragraph-rsid="00450e7e" style:font-weight-asian="bold" style:font-weight-complex="bold"/>
    </style:style>
    <style:style style:name="P11" style:family="paragraph" style:parent-style-name="Text_20_body" style:list-style-name="L9">
      <style:text-properties style:font-name="Calibri" fo:font-style="normal" fo:font-weight="normal" officeooo:rsid="004647ad" officeooo:paragraph-rsid="004647ad" style:font-style-asian="normal" style:font-weight-asian="normal" style:font-style-complex="normal" style:font-weight-complex="normal"/>
    </style:style>
    <style:style style:name="P12" style:family="paragraph" style:parent-style-name="Text_20_body" style:list-style-name="L9">
      <style:text-properties style:font-name="Calibri" fo:font-style="normal" fo:font-weight="normal" officeooo:rsid="00472487" officeooo:paragraph-rsid="0048d3e3" style:font-style-asian="normal" style:font-weight-asian="normal" style:font-style-complex="normal" style:font-weight-complex="normal"/>
    </style:style>
    <style:style style:name="P13" style:family="paragraph" style:parent-style-name="Text_20_body" style:list-style-name="L13">
      <style:text-properties fo:font-style="normal" fo:font-weight="normal" officeooo:rsid="0049a4e9" officeooo:paragraph-rsid="0049a4e9" style:font-style-asian="normal" style:font-weight-asian="normal" style:font-style-complex="normal" style:font-weight-complex="normal"/>
    </style:style>
    <style:style style:name="P14" style:family="paragraph" style:parent-style-name="Text_20_body" style:list-style-name="L13">
      <style:text-properties fo:font-style="normal" fo:font-weight="normal" officeooo:rsid="004a5fd2" officeooo:paragraph-rsid="004a5fd2" style:font-style-asian="normal" style:font-weight-asian="normal" style:font-style-complex="normal" style:font-weight-complex="normal"/>
    </style:style>
    <style:style style:name="P15" style:family="paragraph" style:parent-style-name="Text_20_body" style:list-style-name="L13">
      <style:text-properties fo:font-style="normal" fo:font-weight="normal" officeooo:rsid="004b9331" officeooo:paragraph-rsid="004b9331" style:font-style-asian="normal" style:font-weight-asian="normal" style:font-style-complex="normal" style:font-weight-complex="normal"/>
    </style:style>
    <style:style style:name="P16" style:family="paragraph" style:parent-style-name="Text_20_body">
      <style:text-properties fo:font-style="normal" fo:font-weight="normal" officeooo:rsid="004b9331" officeooo:paragraph-rsid="004b9331" style:font-style-asian="normal" style:font-weight-asian="normal" style:font-style-complex="normal" style:font-weight-complex="normal"/>
    </style:style>
    <style:style style:name="P17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1bbcd1" officeooo:paragraph-rsid="00252ff2" style:font-weight-asian="bold" style:font-weight-complex="bold"/>
    </style:style>
    <style:style style:name="P18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1c2677" officeooo:paragraph-rsid="00252ff2" style:font-weight-asian="bold" style:font-weight-complex="bold"/>
    </style:style>
    <style:style style:name="P1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245474" officeooo:paragraph-rsid="00252ff2" style:font-weight-asian="bold" style:font-weight-complex="bold"/>
    </style:style>
    <style:style style:name="P2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25c495" officeooo:paragraph-rsid="003c066a" style:font-weight-asian="bold" style:font-weight-complex="bold"/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276fb4" officeooo:paragraph-rsid="003c066a" style:font-weight-asian="bold" style:font-weight-complex="bold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33f4af" officeooo:paragraph-rsid="003c066a" style:font-weight-asian="bold" style:font-weight-complex="bold"/>
    </style:style>
    <style:style style:name="P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bold" officeooo:rsid="0035e78a" officeooo:paragraph-rsid="003c066a" style:font-weight-asian="bold" style:font-weight-complex="bold"/>
    </style:style>
    <style:style style:name="P24" style:family="paragraph" style:parent-style-name="Text_20_body">
      <style:paragraph-properties fo:margin-left="1.251cm" fo:margin-right="0cm" fo:text-indent="0cm" style:auto-text-indent="false"/>
      <style:text-properties style:font-name="Calibri" fo:font-weight="bold" officeooo:rsid="00450e7e" officeooo:paragraph-rsid="00450e7e" style:font-weight-asian="bold" style:font-weight-complex="bold"/>
    </style:style>
    <style:style style:name="P2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style:font-name="Calibri" fo:font-weight="normal" officeooo:rsid="001c2677" officeooo:paragraph-rsid="00252ff2" style:font-weight-asian="normal" style:font-weight-complex="normal"/>
    </style:style>
    <style:style style:name="P26" style:family="paragraph" style:parent-style-name="Text_20_body">
      <style:paragraph-properties fo:margin-left="1.251cm" fo:margin-right="0cm" fo:text-indent="0cm" style:auto-text-indent="false"/>
      <style:text-properties style:font-name="Calibri" fo:font-style="normal" fo:font-weight="normal" officeooo:rsid="00472487" officeooo:paragraph-rsid="0048d3e3" style:font-style-asian="normal" style:font-weight-asian="normal" style:font-style-complex="normal" style:font-weight-complex="normal"/>
    </style:style>
    <style:style style:name="P27" style:family="paragraph" style:parent-style-name="Text_20_body">
      <style:paragraph-properties fo:margin-left="1.251cm" fo:margin-right="0cm" fo:text-indent="0cm" style:auto-text-indent="false"/>
      <style:text-properties fo:font-style="normal" fo:font-weight="normal" officeooo:rsid="004e0da4" officeooo:paragraph-rsid="004e0da4" style:font-style-asian="normal" style:font-weight-asian="normal" style:font-style-complex="normal" style:font-weight-complex="normal"/>
    </style:style>
    <style:style style:name="P28" style:family="paragraph" style:parent-style-name="Text_20_body">
      <style:paragraph-properties fo:margin-left="1.251cm" fo:margin-right="0cm" fo:text-indent="0cm" style:auto-text-indent="false"/>
      <style:text-properties fo:font-style="italic" fo:font-weight="bold" officeooo:rsid="004e0da4" officeooo:paragraph-rsid="004e0da4" style:font-style-asian="italic" style:font-weight-asian="bold" style:font-style-complex="italic" style:font-weight-complex="bold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fo:font-style="italic" fo:font-weight="normal" officeooo:rsid="004fa599" officeooo:paragraph-rsid="004fa599" style:font-style-asian="italic" style:font-weight-asian="normal" style:font-style-complex="italic" style:font-weight-complex="normal"/>
    </style:style>
    <style:style style:name="P30" style:family="paragraph" style:parent-style-name="Text_20_body" style:list-style-name="L6">
      <style:paragraph-properties fo:margin-left="2.501cm" fo:margin-right="0cm" fo:text-align="justify" style:justify-single-word="false" fo:text-indent="-0.635cm" style:auto-text-indent="false"/>
      <style:text-properties style:font-name="Calibri" fo:font-weight="normal" officeooo:rsid="00252ff2" officeooo:paragraph-rsid="00252ff2" style:font-weight-asian="normal" style:font-weight-complex="normal"/>
    </style:style>
    <style:style style:name="P31" style:family="paragraph" style:parent-style-name="Subtitle">
      <style:text-properties style:font-name="Calibri" officeooo:rsid="0019fb1a" officeooo:paragraph-rsid="0019fb1a"/>
    </style:style>
    <style:style style:name="P32" style:family="paragraph" style:parent-style-name="Subtitle" style:list-style-name="L1">
      <style:paragraph-properties fo:text-align="start" style:justify-single-word="false"/>
      <style:text-properties style:font-name="Calibri" officeooo:rsid="001bbcd1" officeooo:paragraph-rsid="001bbcd1"/>
    </style:style>
    <style:style style:name="P33" style:family="paragraph" style:parent-style-name="Subtitle" style:list-style-name="L1">
      <style:paragraph-properties fo:text-align="start" style:justify-single-word="false"/>
      <style:text-properties style:font-name="Calibri" officeooo:rsid="00252ff2" officeooo:paragraph-rsid="00252ff2"/>
    </style:style>
    <style:style style:name="P34" style:family="paragraph" style:parent-style-name="Subtitle" style:list-style-name="L1">
      <style:paragraph-properties fo:text-align="start" style:justify-single-word="false"/>
      <style:text-properties officeooo:rsid="003c066a" officeooo:paragraph-rsid="003c066a"/>
    </style:style>
    <style:style style:name="P35" style:family="paragraph" style:parent-style-name="Subtitle">
      <style:text-properties officeooo:rsid="003f339c" officeooo:paragraph-rsid="003f339c"/>
    </style:style>
    <style:style style:name="P36" style:family="paragraph" style:parent-style-name="Footer">
      <style:text-properties style:font-name="Calibri" officeooo:rsid="0018efd1" officeooo:paragraph-rsid="0018efd1"/>
    </style:style>
    <style:style style:name="T1" style:family="text">
      <style:text-properties officeooo:rsid="001b229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8f9f6" style:font-weight-asian="normal" style:font-weight-complex="normal"/>
    </style:style>
    <style:style style:name="T4" style:family="text">
      <style:text-properties fo:font-weight="normal" officeooo:rsid="00292061" style:font-weight-asian="normal" style:font-weight-complex="normal"/>
    </style:style>
    <style:style style:name="T5" style:family="text">
      <style:text-properties fo:font-weight="normal" officeooo:rsid="002b6d09" style:font-weight-asian="normal" style:font-weight-complex="normal"/>
    </style:style>
    <style:style style:name="T6" style:family="text">
      <style:text-properties fo:font-weight="normal" officeooo:rsid="002ce9a4" style:font-weight-asian="normal" style:font-weight-complex="normal"/>
    </style:style>
    <style:style style:name="T7" style:family="text">
      <style:text-properties fo:font-weight="normal" officeooo:rsid="002e950e" style:font-weight-asian="normal" style:font-weight-complex="normal"/>
    </style:style>
    <style:style style:name="T8" style:family="text">
      <style:text-properties fo:font-weight="normal" officeooo:rsid="00302026" style:font-weight-asian="normal" style:font-weight-complex="normal"/>
    </style:style>
    <style:style style:name="T9" style:family="text">
      <style:text-properties fo:font-weight="normal" officeooo:rsid="003073c1" style:font-weight-asian="normal" style:font-weight-complex="normal"/>
    </style:style>
    <style:style style:name="T10" style:family="text">
      <style:text-properties fo:font-weight="normal" officeooo:rsid="00317333" style:font-weight-asian="normal" style:font-weight-complex="normal"/>
    </style:style>
    <style:style style:name="T11" style:family="text">
      <style:text-properties fo:font-weight="normal" officeooo:rsid="0032c08a" style:font-weight-asian="normal" style:font-weight-complex="normal"/>
    </style:style>
    <style:style style:name="T12" style:family="text">
      <style:text-properties fo:font-weight="normal" officeooo:rsid="003621f1" style:font-weight-asian="normal" style:font-weight-complex="normal"/>
    </style:style>
    <style:style style:name="T13" style:family="text">
      <style:text-properties fo:font-weight="normal" officeooo:rsid="0036b490" style:font-weight-asian="normal" style:font-weight-complex="normal"/>
    </style:style>
    <style:style style:name="T14" style:family="text">
      <style:text-properties fo:font-weight="normal" officeooo:rsid="00374f56" style:font-weight-asian="normal" style:font-weight-complex="normal"/>
    </style:style>
    <style:style style:name="T15" style:family="text">
      <style:text-properties fo:font-weight="normal" officeooo:rsid="0037d41b" style:font-weight-asian="normal" style:font-weight-complex="normal"/>
    </style:style>
    <style:style style:name="T16" style:family="text">
      <style:text-properties fo:font-weight="normal" officeooo:rsid="0038d8b8" style:font-weight-asian="normal" style:font-weight-complex="normal"/>
    </style:style>
    <style:style style:name="T17" style:family="text">
      <style:text-properties fo:font-weight="normal" officeooo:rsid="003a9462" style:font-weight-asian="normal" style:font-weight-complex="normal"/>
    </style:style>
    <style:style style:name="T18" style:family="text">
      <style:text-properties officeooo:rsid="001da61d"/>
    </style:style>
    <style:style style:name="T19" style:family="text">
      <style:text-properties style:font-name="Calibri"/>
    </style:style>
    <style:style style:name="T20" style:family="text">
      <style:text-properties style:font-name="Calibri" fo:font-weight="bold" officeooo:rsid="003c177c" style:font-weight-asian="bold" style:font-weight-complex="bold"/>
    </style:style>
    <style:style style:name="T21" style:family="text">
      <style:text-properties style:font-name="Calibri" officeooo:rsid="003c177c"/>
    </style:style>
    <style:style style:name="T22" style:family="text">
      <style:text-properties style:font-name="Calibri" officeooo:rsid="00420ad3"/>
    </style:style>
    <style:style style:name="T23" style:family="text">
      <style:text-properties style:font-name="Calibri" officeooo:rsid="0043a07f"/>
    </style:style>
    <style:style style:name="T24" style:family="text">
      <style:text-properties style:font-name="Calibri" officeooo:rsid="0048d3e3"/>
    </style:style>
    <style:style style:name="T25" style:family="text">
      <style:text-properties style:font-name="Calibri" officeooo:rsid="0050748f"/>
    </style:style>
    <style:style style:name="T26" style:family="text">
      <style:text-properties officeooo:rsid="003fdf55"/>
    </style:style>
    <style:style style:name="T27" style:family="text">
      <style:text-properties fo:font-style="italic" officeooo:rsid="004647ad" style:font-style-asian="italic" style:font-style-complex="italic"/>
    </style:style>
    <style:style style:name="T28" style:family="text">
      <style:text-properties fo:font-style="italic" fo:font-weight="bold" officeooo:rsid="0048d3e3" style:font-style-asian="italic" style:font-weight-asian="bold" style:font-style-complex="italic" style:font-weight-complex="bold"/>
    </style:style>
    <style:style style:name="T29" style:family="text">
      <style:text-properties officeooo:rsid="004835bf"/>
    </style:style>
    <style:style style:name="T30" style:family="text">
      <style:text-properties officeooo:rsid="004cf0e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che prototype « ennemi invisible »</text:p>
      <text:p text:style-name="P35"><text:span text:style-name="T26">L’œil</text:span> est un outil imparfait</text:p>
      <text:p text:style-name="P8"/>
      <text:p text:style-name="P31">Intention: Crée <text:span text:style-name="T1">la</text:span> peur avec un ennemi invisible <text:span text:style-name="T30">et représenter la folie</text:span></text:p>
      <text:p text:style-name="P2">Projet Horla</text:p>
      <text:list xml:id="list2513855441294495233" text:style-name="L1">
        <text:list-item>
          <text:p text:style-name="P32">GAMEPLAY</text:p>
        </text:list-item>
      </text:list>
      <text:p text:style-name="P9"/>
      <text:p text:style-name="P17">Genre : <text:span text:style-name="T2">FPS/Horror</text:span></text:p>
      <text:p text:style-name="P17"><text:span text:style-name="T2"/></text:p>
      <text:p text:style-name="P18">Gameplay :</text:p>
      <text:p text:style-name="P25"><text:span text:style-name="T18">Il pourra se déplacer dans toute la maison et saisir un grand nombre d’objet et les poser ou les combiner. Il pourra interagir avec le décor. Les objectifs sont simples, exemple : prendre un déjeuner, laver le sol, etc.</text:span></text:p>
      <text:p text:style-name="P25"/>
      <text:p text:style-name="P19">Spécificités :</text:p>
      <text:list xml:id="list2174076821582737509" text:style-name="L6">
        <text:list-item>
          <text:p text:style-name="P30">Combinaison d’objets</text:p>
        </text:list-item>
      </text:list>
      <text:list xml:id="list135704876985557" text:continue-list="list2513855441294495233" text:style-name="L1">
        <text:list-item>
          <text:p text:style-name="P33">Univers</text:p>
        </text:list-item>
      </text:list>
      <text:p text:style-name="P20">Histoire :</text:p>
      <text:p text:style-name="P21"><text:span text:style-name="T2">L’histoire du jeu, </text:span><text:span text:style-name="T11">du genre fantastique,</text:span><text:span text:style-name="T2"> se déroule dans une maison en pleine campagne. </text:span><text:span text:style-name="T3">Où on l’incarne </text:span><text:span text:style-name="T4">un personnage qui vit paisiblement. </text:span><text:span text:style-name="T5">Jusqu’à qu’une entité </text:span><text:span text:style-name="T7">invisible</text:span><text:span text:style-name="T5"> </text:span><text:span text:style-name="T6">envahie </text:span><text:span text:style-name="T8">la maison. </text:span><text:span text:style-name="T9">Discrète au début, l’intensité des événements surnaturel augmentes de plus en plus. Le personnage qu’incarne commence a devenir de plus en plus fou. </text:span><text:span text:style-name="T10">Jusqu’à un point, où il se arrêter par infirmier psychiatrique.</text:span></text:p>
      <text:p text:style-name="P21"><text:span text:style-name="T10"/></text:p>
      <text:p text:style-name="P22">Univers graphique :</text:p>
      <text:p text:style-name="P23"><text:span text:style-name="T2">L’univers graphique sera réaliste, </text:span><text:span text:style-name="T12">la plupart du temps, le jeu sera de jour. </text:span><text:span text:style-name="T13">Il y aura une préférence pour la couleur Orange/verte quand le monde est « normal ». Quand quelques choses de surnaturel ou que la folie commence a posséder le personnage. La colorimétrie changera vers du violet, </text:span><text:span text:style-name="T14">puis de plus en plus vers un style graphique « peinture à l’huile » </text:span><text:span text:style-name="T15">dégoulinante. </text:span><text:span text:style-name="T16">La « chose » est invisible, </text:span><text:span text:style-name="T17">on peut l’apercevoir vaguement avec un effet de reflet ou de transcendance légère.</text:span></text:p>
      <text:p text:style-name="P23"><text:span text:style-name="T17"/></text:p>
      <text:p text:style-name="P23"><text:span text:style-name="T17"/></text:p>
      <text:list xml:id="list135706310386926" text:continue-numbering="true" text:style-name="L1">
        <text:list-item>
          <text:p text:style-name="P34"><text:soft-page-break/>Technique</text:p>
          <text:p text:style-name="P7"><text:span text:style-name="T20">Identification des besoins :</text:span></text:p>
        </text:list-item>
      </text:list>
      <text:list xml:id="list6027972368475390900" text:style-name="L7">
        <text:list-item>
          <text:p text:style-name="P4"><text:span text:style-name="T21">A</text:span><text:span text:style-name="T19">voir une scénarisation racontée par le gameplay.</text:span></text:p>
        </text:list-item>
        <text:list-item>
          <text:p text:style-name="P5"><text:span text:style-name="T19">Trouver plus de brique/mécanique de gameplay pour exprimer la folie.</text:span></text:p>
        </text:list-item>
        <text:list-item>
          <text:p text:style-name="P6"><text:span text:style-name="T19">Le graphisme aura une place prépondérante, le style graphique de la folie doit être dérangeante et doit rendre un effet miroir déformé, dégoulinante.</text:span></text:p>
        </text:list-item>
        <text:list-item>
          <text:p text:style-name="P6"><text:span text:style-name="T22">Le sons est l’aspect le plus important, trouver des références et éviter le</text:span><text:span text:style-name="T23">s</text:span><text:span text:style-name="T22"> </text:span><text:span text:style-name="T23">clicher des films d’horreurs.</text:span><text:span text:style-name="T19"> <text:s text:c="2"/></text:span></text:p>
        </text:list-item>
      </text:list>
      <text:p text:style-name="P10">Identification des difficultés &amp; solutions apportées :</text:p>
      <text:p text:style-name="P24"><text:span text:style-name="T27">Animation</text:span></text:p>
      <text:list xml:id="list8174912113321141184" text:style-name="L9">
        <text:list-item>
          <text:p text:style-name="P11">Pas d’animation de personnage.</text:p>
        </text:list-item>
        <text:list-item>
          <text:p text:style-name="P12">Que des animations d’objets pour les interactions et effets cinématographi<text:span text:style-name="T29">que.</text:span></text:p>
        </text:list-item>
      </text:list>
      <text:p text:style-name="P26"><text:span text:style-name="T28">Développement</text:span></text:p>
      <text:list xml:id="list4009538630865676224" text:style-name="L13">
        <text:list-item>
          <text:p text:style-name="P13"><text:span text:style-name="T24">R</text:span><text:span text:style-name="T19">éalisation sur le Unreal Engine simplicité de codage.</text:span></text:p>
        </text:list-item>
        <text:list-item>
          <text:p text:style-name="P13"><text:span text:style-name="T19">Création et manipulation du level design rapide et versatile.</text:span></text:p>
        </text:list-item>
        <text:list-item>
          <text:p text:style-name="P14"><text:span text:style-name="T19">Création de décor, plus d’outil pour les graphistes, besoin de changement de style graphique en temps réel.</text:span></text:p>
          <text:p text:style-name="P3"><text:span text:style-name="T19">Communication</text:span></text:p>
        </text:list-item>
        <text:list-item>
          <text:p text:style-name="P15"><text:span text:style-name="T19">Possibilité d’obtenir un court-métrage trans-média</text:span></text:p>
        </text:list-item>
      </text:list>
      <text:p text:style-name="P16"><text:span text:style-name="T19"/></text:p>
      <text:p text:style-name="P28"><text:span text:style-name="T19">Références</text:span></text:p>
      <text:p text:style-name="P27"><text:span text:style-name="T19">Le Horla de Guy de Maupassant</text:span></text:p>
      <text:p text:style-name="P27"><text:span text:style-name="T19">Le surréalisme, Salvador Dali, </text:span><text:span text:style-name="T25">Francis Bacon</text:span></text:p>
      <text:p text:style-name="P29"><text:span text:style-name="T19">Possiblement conférence faculté de psycholog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Pixel Combat" svg:font-family="'Pixel Combat'" style:font-pitch="variable"/>
    <style:font-face style:name="Adobe Arabic" svg:font-family="'Adobe Arabic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alibri" officeooo:rsid="0018efd1" officeooo:paragraph-rsid="0018efd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Layec William<text:tab/><text:tab/>Fiche Prototyp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11:05:16.913000000</meta:creation-date>
    <dc:date>2018-10-12T13:57:03.452000000</dc:date>
    <meta:editing-duration>PT2H51M19S</meta:editing-duration>
    <meta:editing-cycles>61</meta:editing-cycles>
    <meta:generator>LibreOffice/5.1.6.2$Windows_x86 LibreOffice_project/07ac168c60a517dba0f0d7bc7540f5afa45f0909</meta:generator>
    <meta:document-statistic meta:table-count="0" meta:image-count="0" meta:object-count="0" meta:page-count="3" meta:paragraph-count="36" meta:word-count="387" meta:character-count="2416" meta:non-whitespace-character-count="2076"/>
  </office:meta>
</office:document-meta>
</file>